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35b0c8" fo:background-color="#fff200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4" style:family="paragraph" style:parent-style-name="UrbanBody">
      <style:text-properties style:font-name="Arial" fo:font-size="10.5pt" officeooo:paragraph-rsid="00436691" style:font-size-asian="10.5pt" style:font-size-complex="10.5pt"/>
    </style:style>
    <style:style style:name="P15" style:family="paragraph" style:parent-style-name="Frame_20_contents">
      <style:text-properties style:font-name="Arial" fo:font-size="10.5pt" officeooo:paragraph-rsid="0046f8ed" style:font-size-asian="10.5pt" style:font-size-complex="10.5pt"/>
    </style:style>
    <style:style style:name="P16" style:family="paragraph" style:parent-style-name="Frame_20_contents">
      <style:text-properties fo:color="#ce181e" style:font-name="Arial" fo:font-size="10.5pt" officeooo:rsid="002cf8be" officeooo:paragraph-rsid="0046f8ed" fo:background-color="#fff200" style:font-size-asian="10.5pt" style:font-size-complex="10.5pt"/>
    </style:style>
    <style:style style:name="P17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e3a14" officeooo:paragraph-rsid="0046f8ed" fo:background-color="transparent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officeooo:rsid="003c560d"/>
    </style:style>
    <style:style style:name="T15" style:family="text">
      <style:text-properties style:use-window-font-color="true" officeooo:rsid="00406370" fo:background-color="transparent" loext:char-shading-value="0"/>
    </style:style>
    <style:style style:name="T16" style:family="text">
      <style:text-properties officeooo:rsid="00406370"/>
    </style:style>
    <style:style style:name="T17" style:family="text">
      <style:text-properties officeooo:rsid="002cf8be" fo:background-color="#fff200" loext:char-shading-value="0"/>
    </style:style>
    <style:style style:name="T18" style:family="text">
      <style:text-properties officeooo:rsid="002cf8b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5">S<text:span text:style-name="T7">PW - </text:span>Département d<text:span text:style-name="T16">u développement économique</text:span> - Direction <text:span text:style-name="T15">des implantations commerciales</text:span></text:p><text:p text:style-name="P16">ADRESSE</text:p><text:p text:style-name="P17"><text:span text:style-name="T18">RECOMMANDÉ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Transmis<text:span text:style-name="T8">sion</text:span> <text:span text:style-name="T10">de l’avis préalable du Collège communal</text:span></text:p>
      <text:p text:style-name="P3"/>
      <text:p text:style-name="P10"/>
      <text:p text:style-name="P12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3"><text:span text:style-name="T5"><office:annotation><dc:creator>Gauthier Bastien</dc:creator><dc:date>2011-01-13T14:56:41</dc:date><text:p text:style-name="P18"><text:span text:style-name="T19">do text</text:span></text:p><text:p text:style-name="P18"><text:span text:style-name="T19">from document(at=reference, format='odt')</text:span></text:p></office:annotation></text:span><text:span text:style-name="T6">Import depuis reference.odt</text:span></text:p>
      <text:p text:style-name="P9"/>
      <text:p text:style-name="P5"><office:annotation><dc:creator>Gauthier Bastien</dc:creator><dc:date>2011-02-16T16:12:24</dc:date><text:p text:style-name="P18"><text:span text:style-name="T21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20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5"><text:span text:style-name="T11">Monsieur le Fonctionnaire des implantations commerciales</text:span>,</text:p>
      <text:p text:style-name="P5"/>
      <text:p text:style-name="P8">Conformément au <text:span text:style-name="T14">décret du 5 février 2015 relatif aux implantations commerciales et à votre courrier </text:span><text:span text:style-name="T14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7"/>
      <text:p text:style-name="P14">Nous vous en souhaitons bonne réception et nous vous prions d'agréer, <text:span text:style-name="T11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9">do text</text:span></text:p><text:p text:style-name="P18"><text:span text:style-name="T19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7T14:34:51.686698797</dc:date>
    <dc:language>fr-FR</dc:language>
    <meta:editing-cycles>126</meta:editing-cycles>
    <meta:editing-duration>P1DT9H38M47S</meta:editing-duration>
    <dc:creator>bleybaert</dc:creator>
    <meta:document-statistic meta:table-count="0" meta:image-count="0" meta:object-count="0" meta:page-count="1" meta:paragraph-count="16" meta:word-count="143" meta:character-count="1163" meta:non-whitespace-character-count="1058"/>
    <meta:user-defined meta:name="Info 1"/>
    <meta:user-defined meta:name="Info 2"/>
    <meta:user-defined meta:name="Info 3"/>
    <meta:user-defined meta:name="Info 4"/>
  </office:meta>
</office:document-meta>
</file>